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7.1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6.75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 style:data-style-name="N41">
      <style:table-cell-properties fo:background-color="#ffffa6" fo:border="0.06pt solid #000000" style:vertical-align="middle"/>
    </style:style>
    <style:style style:name="ce30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ffffa6" fo:wrap-option="wrap" fo:border="0.74pt solid #000000"/>
    </style:style>
    <style:style style:name="ce18" style:family="table-cell" style:parent-style-name="Default">
      <style:table-cell-properties fo:border="0.74pt solid #000000"/>
    </style:style>
    <style:style style:name="ce23" style:family="table-cell" style:parent-style-name="Default" style:data-style-name="N41">
      <style:table-cell-properties fo:border="0.74pt solid #000000"/>
    </style:style>
    <style:style style:name="ce46" style:family="table-cell" style:parent-style-name="Default" style:data-style-name="N0">
      <style:table-cell-properties fo:border="0.74pt solid #000000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overline-style="none" style:text-overline-color="font-color" style:use-window-font-color="true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7" style:family="text">
      <style:text-properties style:text-overline-style="none" style:text-overline-color="font-color" style:use-window-font-color="true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table:style-name="ce21" office:value-type="string" calcext:value-type="string">
            <text:p>Good ending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style-name="ce21" office:value-type="string" calcext:value-type="string">
            <text:p>GP &amp; inventory</text:p>
          </table:table-cell>
          <table:table-cell/>
          <table:table-cell table:style-name="ce21" office:value-type="string" calcext:value-type="string">
            <text:p>Good ending 2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style-name="ce21" office:value-type="string" calcext:value-type="string">
            <text:p>GP &amp; inventory</text:p>
          </table:table-cell>
        </table:table-row>
        <table:table-row table:style-name="ro2">
          <table:table-cell table:style-name="ce29" office:value-type="time" office:time-value="PT08H00M00S" calcext:value-type="time">
            <text:p>08:00:00</text:p>
          </table:table-cell>
          <table:table-cell table:style-name="ce4" office:value-type="string" calcext:value-type="string">
            <text:p>Closed</text:p>
          </table:table-cell>
          <table:table-cell table:style-name="ce36" office:value-type="string" calcext:value-type="string">
            <text:p>Wait → Explanation +🕑</text:p>
          </table:table-cell>
          <table:table-cell table:number-columns-repeated="2" table:style-name="ce4" office:value-type="string" calcext:value-type="string">
            <text:p>Closed</text:p>
          </table:table-cell>
          <table:table-cell table:style-name="ce5" office:value-type="string" calcext:value-type="string">
            <text:p>Hunt 1 → cat+🕑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J$2:.$J17])" office:value-type="time" office:time-value="PT09H10M00S" calcext:value-type="time">
            <text:p>09:10:00</text:p>
          </table:table-cell>
          <table:table-cell table:style-name="ce46" office:value-type="string" calcext:value-type="string">
            <text:p>0 gp</text:p>
            <text:p>Cat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P$2:.$P17])" office:value-type="time" office:time-value="PT09H10M00S" calcext:value-type="time">
            <text:p>09:10:00</text:p>
          </table:table-cell>
          <table:table-cell table:style-name="ce46" office:value-type="string" calcext:value-type="string">
            <text:p>0 gp</text:p>
            <text:p>Cat</text:p>
          </table:table-cell>
        </table:table-row>
        <table:table-row table:style-name="ro2">
          <table:table-cell table:style-name="ce29" office:value-type="time" office:time-value="PT09H00M00S" calcext:value-type="time">
            <text:p>09:00:00</text:p>
          </table:table-cell>
          <table:table-cell table:style-name="ce5" office:value-type="string" calcext:value-type="string" table:number-columns-spanned="1" table:number-rows-spanned="4">
            <text:p><text:span text:style-name="T1">Q+Jesters</text:span></text:p>
            <text:p><text:span text:style-name="T1">accuse Q (insist)→rip</text:span></text:p>
            <text:p><text:span text:style-name="T1">Accuse W → 2 proofs → W end</text:span></text:p>
            <text:p><text:span text:style-name="T2">Forest → $$$$$+🕑🕑+guards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3">
            <text:p><text:span text:style-name="T3">Quests</text:span></text:p>
            <text:p><text:span text:style-name="T3">Lost cat to castle → $$+🕑</text:span></text:p>
            <text:p><text:span text:style-name="T3">Clean garden → $$$+🕑🕑</text:span></text:p>
          </table:table-cell>
          <table:table-cell table:style-name="ce6" office:value-type="string" calcext:value-type="string" table:number-columns-spanned="1" table:number-rows-spanned="3">
            <text:p>Occupied</text:p>
            <text:p><text:span text:style-name="T3">Kid → info</text:span></text:p>
            <text:p><text:span text:style-name="T3">Search→  Magic word +🕑</text:span></text:p>
            <text:p><text:span text:style-name="T3">Search 2→  not allowed</text:span></text:p>
            <text:p><text:span text:style-name="T3">Search 3→  not allowed</text:span></text:p>
          </table:table-cell>
          <table:table-cell table:style-name="ce5" office:value-type="string" calcext:value-type="string">
            <text:p>Mouse!</text:p>
            <text:p>Cat → wine+🕑</text:p>
            <text:p><text:span text:style-name="T3">Rob → 🕑🕑🕑🕑</text:span></text:p>
          </table:table-cell>
          <table:table-cell table:style-name="ce19" office:value-type="string" calcext:value-type="string" table:number-columns-spanned="1" table:number-rows-spanned="4">
            <text:p>Glitches!</text:p>
          </table:table-cell>
          <table:table-cell/>
          <table:table-cell table:style-name="ce18" office:value-type="string" calcext:value-type="string">
            <text:p>Go to Tavern</text:p>
            <text:p>Free cat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3]+[.$K2]" office:value-type="time" office:time-value="PT09H50M00S" calcext:value-type="time">
            <text:p>09:50:00</text:p>
          </table:table-cell>
          <table:table-cell table:style-name="ce23" office:value-type="string" calcext:value-type="string">
            <text:p>0 gp</text:p>
            <text:p>Wine</text:p>
          </table:table-cell>
          <table:table-cell/>
          <table:table-cell table:style-name="ce18" office:value-type="string" calcext:value-type="string">
            <text:p><text:span text:style-name="T3">Go to Park</text:span></text:p>
            <text:p><text:span text:style-name="T3">Accept the quest</text:span></text:p>
            <text:p>clean park</text:p>
          </table:table-cell>
          <table:table-cell table:style-name="ce18" office:value-type="string" calcext:value-type="string">
            <text:p>10</text:p>
            <text:p>10</text:p>
            <text:p>12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P3]+[.$Q2]" office:value-type="time" office:time-value="PT11H30M00S" calcext:value-type="time">
            <text:p>11:30:00</text:p>
          </table:table-cell>
          <table:table-cell table:style-name="ce23" office:value-type="string" calcext:value-type="string">
            <text:p>3 gp</text:p>
          </table:table-cell>
        </table:table-row>
        <table:table-row table:style-name="ro2">
          <table:table-cell table:style-name="ce29" office:value-type="time" office:time-value="PT10H00M00S" calcext:value-type="time">
            <text:p>10:00:00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<text:span text:style-name="T3">$ → bread+🕑</text:span></text:p>
            <text:p><text:span text:style-name="T3">$ → tea+🕑</text:span></text:p>
            <text:p><text:span text:style-name="T3">$$ → beer+🕑</text:span></text:p>
            <text:p><text:span text:style-name="T3">$$ → soup+🕑🕑</text:span></text:p>
            <text:p><text:span text:style-name="T3">$$$ → Wines+🕑</text:span></text:p>
            <text:p><text:span text:style-name="T3">$$$ → chicken+🕑🕑</text:span></text:p>
            <text:p/>
            <text:p><text:span text:style-name="T3">(if)where cat? → info</text:span></text:p>
            <text:p><text:span text:style-name="T3">(if)apologize → forgiven</text:span></text:p>
          </table:table-cell>
          <table:covered-table-cell table:style-name="ce19"/>
          <table:table-cell/>
          <table:table-cell table:style-name="ce18" office:value-type="string" calcext:value-type="string">
            <text:p>Go to Castle</text:p>
            <text:p>Inform about Forest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4]+[.$K3]" office:value-type="time" office:time-value="PT10H50M00S" calcext:value-type="time">
            <text:p>10:50:00</text:p>
          </table:table-cell>
          <table:table-cell table:style-name="ce23" office:value-type="string" calcext:value-type="string">
            <text:p>5 gp</text:p>
            <text:p>Wine</text:p>
          </table:table-cell>
          <table:table-cell/>
          <table:table-cell table:style-name="ce18" office:value-type="string" calcext:value-type="string">
            <text:p>Go to Castle</text:p>
            <text:p>Inform about Forest</text:p>
            <text:p>Free cat</text:p>
          </table:table-cell>
          <table:table-cell table:style-name="ce18" office:value-type="string" calcext:value-type="string">
            <text:p>10</text:p>
            <text:p>50</text:p>
            <text:p>30</text:p>
          </table:table-cell>
          <table:table-cell table:style-name="ce23" office:value-type="time" office:time-value="PT01H30M00S" calcext:value-type="time">
            <text:p>01:30:00</text:p>
          </table:table-cell>
          <table:table-cell table:style-name="ce23" table:formula="of:=[.$P4]+[.$Q3]" office:value-type="time" office:time-value="PT13H00M00S" calcext:value-type="time">
            <text:p>13:0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2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5"/>
          <table:covered-table-cell table:style-name="ce22"/>
          <table:covered-table-cell table:style-name="ce33"/>
          <table:covered-table-cell table:style-name="ce11"/>
          <table:table-cell/>
          <table:table-cell table:style-name="ce18" office:value-type="string" calcext:value-type="string">
            <text:p><text:span text:style-name="T3">Go to Park</text:span></text:p>
            <text:p><text:span text:style-name="T3">Accept the quest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</text:p>
            <text:p>120</text:p>
            <text:p>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J5]+[.$K4]" office:value-type="time" office:time-value="PT13H10M00S" calcext:value-type="time">
            <text:p>13:1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<text:span text:style-name="T3">Go to Park</text:span></text:p>
            <text:p><text:span text:style-name="T11">Talk to Timmy</text:span></text:p>
          </table:table-cell>
          <table:table-cell table:style-name="ce18" office:value-type="string" calcext:value-type="string">
            <text:p>10</text:p>
            <text:p>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P5]+[.$Q4]" office:value-type="time" office:time-value="PT13H10M00S" calcext:value-type="time">
            <text:p>13:1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2">
          <table:table-cell table:style-name="ce29" office:value-type="time" office:time-value="PT12H00M00S" calcext:value-type="time">
            <text:p>12:00:00</text:p>
          </table:table-cell>
          <table:covered-table-cell table:style-name="ce5"/>
          <table:table-cell table:style-name="ce5" office:value-type="string" calcext:value-type="string">
            <text:p>(No quests, out for lunch)</text:p>
            <text:p><text:span text:style-name="T3">Kid + elder → timmy (container)</text:span></text:p>
          </table:table-cell>
          <table:table-cell table:style-name="ce6" office:value-type="string" calcext:value-type="string" table:number-columns-spanned="1" table:number-rows-spanned="2">
            <text:p>Out for lunch</text:p>
            <text:p/>
            <text:p><text:span text:style-name="T3">Search→  Magic word +🕑</text:span></text:p>
            <text:p><text:span text:style-name="T3">Search 2→  Proofs +🕑</text:span></text:p>
            <text:p><text:span text:style-name="T3">Search 3→  rip</text:span></text:p>
          </table:table-cell>
          <table:table-cell table:style-name="ce5" office:value-type="string" calcext:value-type="string" table:number-columns-spanned="1" table:number-rows-spanned="2">
            <text:p>Lunch time!</text:p>
            <text:p>Menu like above, but now no time to chat with innkeeper</text:p>
          </table:table-cell>
          <table:covered-table-cell table:style-name="ce11"/>
          <table:table-cell/>
          <table:table-cell table:style-name="ce18" office:value-type="string" calcext:value-type="string">
            <text:p>Go to Lab</text:p>
            <text:p>search + search_2 + search_3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 + 30</text:p>
            <text:p>10</text:p>
            <text:p>3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J6]+[.$K5]" office:value-type="time" office:time-value="PT15H30M00S" calcext:value-type="time">
            <text:p>15:3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Go to Lab</text:p>
            <text:p>search + search_2 + search_3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 + 30</text:p>
            <text:p>10</text:p>
            <text:p>3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P6]+[.$Q5]" office:value-type="time" office:time-value="PT15H30M00S" calcext:value-type="time">
            <text:p>15:3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2">
          <table:table-cell table:style-name="ce29" office:value-type="time" office:time-value="PT13H00M00S" calcext:value-type="time">
            <text:p>13:00:00</text:p>
          </table:table-cell>
          <table:table-cell table:style-name="ce6" office:value-type="string" calcext:value-type="string">
            <text:p><text:span text:style-name="T3">(no Q, lunch)</text:span></text:p>
            <text:p><text:span text:style-name="T3">Talk → info on Q +🕑</text:span></text:p>
            <text:p><text:span text:style-name="T3">Wine→arrest+🕑🕑🕑</text:span></text:p>
            <text:p><text:span text:style-name="T3">Cat → $$+🕑</text:span></text:p>
          </table:table-cell>
          <table:table-cell table:style-name="ce5" office:value-type="string" calcext:value-type="string" table:number-columns-spanned="1" table:number-rows-spanned="6">
            <text:p><text:span text:style-name="T2">Kid + elder → timmy(container)</text:span></text:p>
            <text:p/>
            <text:p>Quests:</text:p>
            <text:p>Lost cat to castle → $$+🕑</text:p>
            <text:p><text:span text:style-name="T4">Clean garden → $$$+🕑🕑</text:span></text:p>
          </table:table-cell>
          <table:covered-table-cell table:style-name="ce5"/>
          <table:covered-table-cell table:style-name="ce11"/>
          <table:table-cell table:style-name="ce5" office:value-type="string" calcext:value-type="string" table:number-columns-spanned="1" table:number-rows-spanned="7">
            <text:p>Search→🕑+🕑+ empty potion</text:p>
            <text:p><text:span text:style-name="T3">Hunt 1 → cat+🕑</text:span></text:p>
            <text:p><text:span text:style-name="T3">Hunt 2+ → 🕑🕑</text:span></text:p>
            <text:p>Guard: talk → proofs+🕑</text:p>
          </table:table-cell>
          <table:table-cell/>
          <table:table-cell table:style-name="ce18" office:value-type="string" calcext:value-type="string">
            <text:p>Go to Tavern</text:p>
            <text:p>Get the Glitch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7]+[.$K6]" office:value-type="time" office:time-value="PT16H10M00S" calcext:value-type="time">
            <text:p>16:1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Go to Tavern</text:p>
            <text:p>Get the Glitch</text:p>
            <text:p>Get wine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P7]+[.$Q6]" office:value-type="time" office:time-value="PT16H10M00S" calcext:value-type="time">
            <text:p>16:10:00</text:p>
          </table:table-cell>
          <table:table-cell table:style-name="ce23" office:value-type="string" calcext:value-type="string">
            <text:p>8 gp</text:p>
            <text:p>Wine</text:p>
          </table:table-cell>
        </table:table-row>
        <table:table-row table:style-name="ro2">
          <table:table-cell table:style-name="ce29" office:value-type="time" office:time-value="PT14H00M00S" calcext:value-type="time">
            <text:p>14:00:00</text:p>
          </table:table-cell>
          <table:table-cell table:style-name="ce14" office:value-type="string" calcext:value-type="string" table:number-columns-spanned="1" table:number-rows-spanned="4">
            <text:p>accuse Q (insist)→rip</text:p>
            <text:p><text:span text:style-name="T2">tavern → $$$$$+🕑🕑</text:span><text:span text:style-name="T4">+guards</text:span></text:p>
            <text:p>Forest→🕑</text:p>
            <text:p>Wizard→find 2 proofs → W end</text:p>
            <text:p><text:span text:style-name="T1">Cat → $$+🕑</text:span></text:p>
          </table:table-cell>
          <table:covered-table-cell table:style-name="ce5"/>
          <table:table-cell table:style-name="ce5" office:value-type="string" calcext:value-type="string" table:number-columns-spanned="1" table:number-rows-spanned="4">
            <text:p/>
            <text:p><text:span text:style-name="T3">Search→  Magic word +🕑</text:span></text:p>
            <text:p><text:span text:style-name="T3">Search 2→  Proofs +🕑</text:span></text:p>
            <text:p><text:span text:style-name="T3">Search 3→  passage +🕑</text:span></text:p>
            <text:p/>
            <text:p><text:span text:style-name="T5">Lab →if not Magic Word rip</text:span></text:p>
            <text:p><text:span text:style-name="T6">Else Explanation + quest +</text:span><text:span text:style-name="T7">🕑</text:span></text:p>
            <text:p><text:span text:style-name="T5">-wine</text:span></text:p>
            <text:p><text:span text:style-name="T5">-11$</text:span></text:p>
            <text:p><text:span text:style-name="T5">-sample of the glitch</text:span></text:p>
            <text:p><text:span text:style-name="T5">If enough →medium end</text:span></text:p>
          </table:table-cell>
          <table:table-cell table:style-name="ce19" office:value-type="string" calcext:value-type="string" table:number-columns-spanned="1" table:number-rows-spanned="6">
            <text:p>Glitches!</text:p>
            <text:p/>
            <text:p/>
            <text:p/>
            <text:p>(If quest) sneak in</text:p>
            <text:p><text:span text:style-name="T8">Guard → ???</text:span></text:p>
            <text:p><text:span text:style-name="T9">Container → </text:span><text:span text:style-name="T10">🕑 + glitch</text:span></text:p>
            <text:p><text:span text:style-name="T3">Glitch without container → rip</text:span></text:p>
          </table:table-cell>
          <table:covered-table-cell table:style-name="ce11"/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8]+[.$K7]" office:value-type="time" office:time-value="PT17H10M00S" calcext:value-type="time">
            <text:p>17:10:00</text:p>
          </table:table-cell>
          <table:table-cell table:style-name="ce23" office:value-type="string" calcext:value-type="string">
            <text:p>13 gp</text:p>
            <text:p>Wine</text:p>
          </table:table-cell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P8]+[.$Q7]" office:value-type="time" office:time-value="PT17H10M00S" calcext:value-type="time">
            <text:p>17:10:00</text:p>
          </table:table-cell>
          <table:table-cell table:style-name="ce23" office:value-type="string" calcext:value-type="string">
            <text:p>13 gp</text:p>
            <text:p>Wine</text:p>
          </table:table-cell>
        </table:table-row>
        <table:table-row table:style-name="ro2">
          <table:table-cell table:style-name="ce29" office:value-type="time" office:time-value="PT15H00M00S" calcext:value-type="time">
            <text:p>15:00:00</text:p>
          </table:table-cell>
          <table:covered-table-cell table:style-name="ce15"/>
          <table:covered-table-cell table:number-columns-repeated="2" table:style-name="ce5"/>
          <table:covered-table-cell table:style-name="ce19"/>
          <table:covered-table-cell table:style-name="ce11"/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J9]+[.$K8]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2gp</text:p>
          </table:table-cell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P9]+[.$Q8]" office:value-type="time" office:time-value="PT17H20M00S" calcext:value-type="time">
            <text:p>17:20:00</text:p>
          </table:table-cell>
          <table:table-cell table:style-name="ce23" office:value-type="string" calcext:value-type="string">
            <text:p>2 gp</text:p>
          </table:table-cell>
        </table:table-row>
        <table:table-row table:style-name="ro2">
          <table:table-cell table:style-name="ce29" office:value-type="time" office:time-value="PT16H00M00S" calcext:value-type="time">
            <text:p>16:00:00</text:p>
          </table:table-cell>
          <table:covered-table-cell table:style-name="ce15"/>
          <table:covered-table-cell table:style-name="ce5"/>
          <table:covered-table-cell table:style-name="ce11"/>
          <table:covered-table-cell table:style-name="ce24"/>
          <table:covered-table-cell table:style-name="ce11"/>
          <table:table-cell table:number-columns-repeated="12"/>
        </table:table-row>
        <table:table-row table:style-name="ro2">
          <table:table-cell table:style-name="ce29" office:value-type="time" office:time-value="PT17H00M00S" calcext:value-type="time">
            <text:p>17:00:00</text:p>
          </table:table-cell>
          <table:covered-table-cell table:style-name="ce11"/>
          <table:covered-table-cell table:style-name="ce5"/>
          <table:covered-table-cell table:style-name="ce24"/>
          <table:covered-table-cell table:style-name="ce6"/>
          <table:covered-table-cell table:style-name="ce5"/>
          <table:table-cell table:number-columns-repeated="12"/>
        </table:table-row>
        <table:table-row table:style-name="ro2">
          <table:table-cell table:style-name="ce29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Closed (convocation)</text:p>
          </table:table-cell>
          <table:covered-table-cell table:style-name="ce5"/>
          <table:table-cell table:style-name="ce11" office:value-type="string" calcext:value-type="string" table:number-columns-spanned="1" table:number-rows-spanned="2">
            <text:p>(If default)Closed</text:p>
            <text:p/>
            <text:p>Else, bring back stuff to W:</text:p>
            <text:p>If all → Good end</text:p>
            <text:p>If something → medium end</text:p>
          </table:table-cell>
          <table:covered-table-cell table:style-name="ce35"/>
          <table:covered-table-cell table:style-name="ce11"/>
          <table:table-cell table:number-columns-repeated="12"/>
        </table:table-row>
        <table:table-row table:style-name="ro2">
          <table:table-cell table:style-name="ce29" office:value-type="time" office:time-value="PT19H00M00S" calcext:value-type="time">
            <text:p>19:00:00</text:p>
          </table:table-cell>
          <table:table-cell table:style-name="ce4" office:value-type="string" calcext:value-type="string">
            <text:p>Closed</text:p>
          </table:table-cell>
          <table:table-cell table:style-name="ce6" office:value-type="string" calcext:value-type="string">
            <text:p>(If default) End</text:p>
            <text:p>Else, nothing happening here</text:p>
          </table:table-cell>
          <table:covered-table-cell table:number-columns-repeated="2" table:style-name="ce6"/>
          <table:covered-table-cell table:style-name="ce4"/>
          <table:table-cell table:number-columns-repeated="12"/>
        </table:table-row>
        <table:table-row table:style-name="ro3" table:number-rows-repeated="1048558">
          <table:table-cell table:number-columns-repeated="18"/>
        </table:table-row>
        <table:table-row table:style-name="ro4" table:number-rows-repeated="4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2:05:47.8677167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56:07.167196609</meta:creation-date>
    <dc:date>2022-04-14T12:16:04.944844334</dc:date>
    <meta:editing-duration>PT3H33M15S</meta:editing-duration>
    <meta:editing-cycles>19</meta:editing-cycles>
    <meta:generator>LibreOffice/6.4.7.2$Linux_X86_64 LibreOffice_project/40$Build-2</meta:generator>
    <meta:document-statistic meta:table-count="1" meta:cell-count="131" meta:object-count="0"/>
  </office:meta>
</office:document-meta>
</file>